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c20b" officeooo:paragraph-rsid="0009c20b"/>
    </style:style>
    <style:style style:name="P2" style:family="paragraph" style:parent-style-name="Standard" style:list-style-name="L1">
      <style:text-properties officeooo:rsid="000c6cf1" officeooo:paragraph-rsid="000c6cf1"/>
    </style:style>
    <style:style style:name="P3" style:family="paragraph" style:parent-style-name="Standard" style:list-style-name="L1">
      <style:text-properties officeooo:rsid="000a4904" officeooo:paragraph-rsid="000a4904"/>
    </style:style>
    <style:style style:name="P4" style:family="paragraph" style:parent-style-name="Standard" style:list-style-name="L1">
      <style:text-properties officeooo:rsid="000b20e0" officeooo:paragraph-rsid="000b20e0"/>
    </style:style>
    <style:style style:name="P5" style:family="paragraph" style:parent-style-name="Standard">
      <style:text-properties officeooo:rsid="000b20e0" officeooo:paragraph-rsid="000b20e0"/>
    </style:style>
    <style:style style:name="P6" style:family="paragraph" style:parent-style-name="Standard" style:list-style-name="L1">
      <style:text-properties officeooo:rsid="00105641" officeooo:paragraph-rsid="00105641"/>
    </style:style>
    <style:style style:name="P7" style:family="paragraph" style:parent-style-name="Standard" style:list-style-name="L1">
      <style:text-properties officeooo:rsid="001079b1" officeooo:paragraph-rsid="001079b1"/>
    </style:style>
    <style:style style:name="P8" style:family="paragraph" style:parent-style-name="Standard">
      <style:text-properties officeooo:rsid="00117b90" officeooo:paragraph-rsid="00117b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43531965" text:style-name="L1">
        <text:list-item>
          <text:p text:style-name="P1">Create git repo</text:p>
        </text:list-item>
        <text:list-item>
          <text:p text:style-name="P1">Set up development stack</text:p>
          <text:list>
            <text:list-item>
              <text:p text:style-name="P1">React</text:p>
            </text:list-item>
            <text:list-item>
              <text:p text:style-name="P1">Node</text:p>
            </text:list-item>
            <text:list-item>
              <text:p text:style-name="P1">Mongo</text:p>
            </text:list-item>
            <text:list-item>
              <text:p text:style-name="P1">Redux</text:p>
            </text:list-item>
            <text:list-item>
              <text:p text:style-name="P1">Sass</text:p>
            </text:list-item>
            <text:list-item>
              <text:p text:style-name="P1">GraphQL</text:p>
            </text:list-item>
          </text:list>
        </text:list-item>
        <text:list-item>
          <text:p text:style-name="P1">Implement user profiles with authentication</text:p>
        </text:list-item>
        <text:list-item>
          <text:p text:style-name="P1">User object</text:p>
          <text:list>
            <text:list-item>
              <text:p text:style-name="P1">First name</text:p>
            </text:list-item>
            <text:list-item>
              <text:p text:style-name="P1">Last name</text:p>
            </text:list-item>
            <text:list-item>
              <text:p text:style-name="P1">Email</text:p>
            </text:list-item>
            <text:list-item>
              <text:p text:style-name="P1">Address</text:p>
              <text:list>
                <text:list-item>
                  <text:p text:style-name="P1">(use address api)</text:p>
                </text:list-item>
              </text:list>
            </text:list-item>
            <text:list-item>
              <text:p text:style-name="P1">Phone</text:p>
            </text:list-item>
          </text:list>
        </text:list-item>
        <text:list-item>
          <text:p text:style-name="P1">Watch object</text:p>
          <text:list>
            <text:list-item>
              <text:p text:style-name="P1">Brand</text:p>
            </text:list-item>
            <text:list-item>
              <text:p text:style-name="P1">Model</text:p>
            </text:list-item>
            <text:list-item>
              <text:p text:style-name="P1">Price</text:p>
            </text:list-item>
            <text:list-item>
              <text:p text:style-name="P1">Description</text:p>
            </text:list-item>
          </text:list>
        </text:list-item>
        <text:list-item>
          <text:p text:style-name="P1">Pages</text:p>
          <text:list>
            <text:list-item>
              <text:p text:style-name="P1">Home</text:p>
              <text:list>
                <text:list-item>
                  <text:p text:style-name="P2">Navbar</text:p>
                  <text:list>
                    <text:list-item>
                      <text:p text:style-name="P2">Home</text:p>
                    </text:list-item>
                    <text:list-item>
                      <text:p text:style-name="P2">About</text:p>
                    </text:list-item>
                    <text:list-item>
                      <text:p text:style-name="P2">Watches</text:p>
                    </text:list-item>
                    <text:list-item>
                      <text:p text:style-name="P2">Contact</text:p>
                    </text:list-item>
                    <text:list-item>
                      <text:p text:style-name="P2">Checkout</text:p>
                    </text:list-item>
                    <text:list-item>
                      <text:p text:style-name="P2">Sign In</text:p>
                    </text:list-item>
                  </text:list>
                </text:list-item>
                <text:list-item>
                  <text:p text:style-name="P2">SubNav</text:p>
                  <text:list>
                    <text:list-item>
                      <text:p text:style-name="P2">Rolex</text:p>
                    </text:list-item>
                    <text:list-item>
                      <text:p text:style-name="P2">Omega</text:p>
                    </text:list-item>
                    <text:list-item>
                      <text:p text:style-name="P2">Patek Philippe</text:p>
                    </text:list-item>
                    <text:list-item>
                      <text:p text:style-name="P2">Audemars Piguet</text:p>
                    </text:list-item>
                    <text:list-item>
                      <text:p text:style-name="P2">Other</text:p>
                    </text:list-item>
                  </text:list>
                </text:list-item>
                <text:list-item>
                  <text:p text:style-name="P2">Slideshow</text:p>
                </text:list-item>
                <text:list-item>
                  <text:p text:style-name="P2">Description</text:p>
                </text:list-item>
              </text:list>
            </text:list-item>
            <text:list-item>
              <text:p text:style-name="P1">About</text:p>
            </text:list-item>
            <text:list-item>
              <text:p text:style-name="P1">Brand</text:p>
            </text:list-item>
            <text:list-item>
              <text:p text:style-name="P1">Product</text:p>
            </text:list-item>
            <text:list-item>
              <text:p text:style-name="P1">Contact</text:p>
            </text:list-item>
            <text:list-item>
              <text:p text:style-name="P1">Checkout</text:p>
            </text:list-item>
            <text:list-item>
              <text:p text:style-name="P1">Sign up (could use a popup)</text:p>
            </text:list-item>
            <text:list-item>
              <text:p text:style-name="P1"><text:soft-page-break/>Sign in (could use a popup)</text:p>
            </text:list-item>
            <text:list-item>
              <text:p text:style-name="P6">404</text:p>
            </text:list-item>
            <text:list-item>
              <text:p text:style-name="P7">Admin (ensure uri cannot be accessed by unauthenticated users)</text:p>
            </text:list-item>
          </text:list>
        </text:list-item>
        <text:list-item>
          <text:p text:style-name="P3">Stock management</text:p>
          <text:list>
            <text:list-item>
              <text:p text:style-name="P3">Set watch to out of stock when sold</text:p>
            </text:list-item>
            <text:list-item>
              <text:p text:style-name="P3">Generate a report of sold watches</text:p>
            </text:list-item>
            <text:list-item>
              <text:p text:style-name="P4">Admin can set watches back to in stock</text:p>
            </text:list-item>
          </text:list>
        </text:list-item>
      </text:list>
      <text:p text:style-name="P5"/>
      <text:p text:style-name="P8">Icon credits</text:p>
      <text:p text:style-name="P8">Icons made by &lt;a href="https://www.flaticon.com/authors/those-icons" title="Those Icons"&gt;Those Icons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1:50:48.654998059</meta:creation-date>
    <dc:date>2020-05-02T14:04:04.321872342</dc:date>
    <meta:editing-duration>PT2H28M50S</meta:editing-duration>
    <meta:editing-cycles>7</meta:editing-cycles>
    <meta:generator>LibreOffice/6.2.3.2$MacOSX_X86_64 LibreOffice_project/aecc05fe267cc68dde00352a451aa867b3b546ac</meta:generator>
    <meta:document-statistic meta:table-count="0" meta:image-count="0" meta:object-count="0" meta:page-count="2" meta:paragraph-count="54" meta:word-count="184" meta:character-count="1029" meta:non-whitespace-character-count="950"/>
  </office:meta>
</office:document-meta>
</file>